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75c" officeooo:paragraph-rsid="001d875c"/>
    </style:style>
    <style:style style:name="T1" style:family="text">
      <style:text-properties officeooo:rsid="001f3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, My name is Devanshu Kumar Verma and I am knolder. <text:span text:style-name="T1">Git work tree us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5:19:16.662658855</meta:creation-date>
    <dc:date>2021-07-18T17:08:47.967254847</dc:date>
    <meta:editing-duration>PT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5" meta:character-count="73" meta:non-whitespace-character-count="59"/>
  </office:meta>
</office:document-meta>
</file>